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4488" calcext:value-type="float">
            <text:p>114.3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9792" calcext:value-type="float">
            <text:p>114.15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0504" calcext:value-type="float">
            <text:p>113.76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6936" calcext:value-type="float">
            <text:p>113.40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46" calcext:value-type="float">
            <text:p>113.0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8944" calcext:value-type="float">
            <text:p>112.70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1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58" calcext:value-type="float">
            <text:p>111.17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1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1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1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2072" calcext:value-type="float">
            <text:p>109.54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1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2792" calcext:value-type="float">
            <text:p>107.6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1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3344" calcext:value-type="float">
            <text:p>106.00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0552" calcext:value-type="float">
            <text:p>105.0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0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5616" calcext:value-type="float">
            <text:p>102.8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0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0736" calcext:value-type="float">
            <text:p>101.9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5752" calcext:value-type="float">
            <text:p>100.88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0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9344" calcext:value-type="float">
            <text:p>100.66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0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4976" calcext:value-type="float">
            <text:p>101.5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0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6488" calcext:value-type="float">
            <text:p>99.9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0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156" calcext:value-type="float">
            <text:p>100.1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0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7624" calcext:value-type="float">
            <text:p>98.3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200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2224" calcext:value-type="float">
            <text:p>97.04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199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199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199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1384" calcext:value-type="float">
            <text:p>94.1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199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199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4008" calcext:value-type="float">
            <text:p>91.5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4912" calcext:value-type="float">
            <text:p>90.3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199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199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199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198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356" calcext:value-type="float">
            <text:p>85.6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198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198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198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198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2784" calcext:value-type="float">
            <text:p>82.4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198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7928" calcext:value-type="float">
            <text:p>80.9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198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197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802</text:p>
          </table:table-cell>
          <table:table-cell office:value-type="string" calcext:value-type="string">
            <text:p>1979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